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EDECESSORS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confirm blal blal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BLABL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B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HHHH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XX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XXXX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SSSS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SSSSSSS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SSSSSSSSSSSS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SSSSSSSSSSSSS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00:57:28.035000000</meta:creation-date>
    <dc:date>2023-11-30T01:05:57.641000000</dc:date>
    <meta:editing-duration>PT8M28S</meta:editing-duration>
    <meta:editing-cycles>5</meta:editing-cycles>
    <meta:generator>LibreOffice/7.6.3.2$Windows_X86_64 LibreOffice_project/29d686fea9f6705b262d369fede658f824154cc0</meta:generator>
    <meta:document-statistic meta:table-count="1" meta:cell-count="46" meta:object-count="0"/>
  </office:meta>
</office:document-meta>
</file>